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Symbols" svg:font-family="'Noto Sans Symbols'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16.99cm" fo:margin-left="0cm" fo:margin-top="0cm" fo:margin-bottom="0cm" table:align="left"/>
    </style:style>
    <style:style style:name="Table1.A" style:family="table-column">
      <style:table-column-properties style:column-width="4.239cm"/>
    </style:style>
    <style:style style:name="Table1.B" style:family="table-column">
      <style:table-column-properties style:column-width="12.751cm"/>
    </style:style>
    <style:style style:name="Table1.1" style:family="table-row">
      <style:table-row-properties style:min-row-height="0.423cm" fo:keep-together="auto"/>
    </style:style>
    <style:style style:name="Table1.A1" style:family="table-cell">
      <style:table-cell-properties fo:background-color="#dcdedd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1.6" style:family="table-row">
      <style:table-row-properties style:min-row-height="0.847cm" fo:keep-together="auto"/>
    </style:style>
    <style:style style:name="Table2" style:family="table">
      <style:table-properties style:width="16.99cm" fo:margin-left="0cm" fo:margin-top="0cm" fo:margin-bottom="0cm" table:align="left"/>
    </style:style>
    <style:style style:name="Table2.A" style:family="table-column">
      <style:table-column-properties style:column-width="5.648cm"/>
    </style:style>
    <style:style style:name="Table2.B" style:family="table-column">
      <style:table-column-properties style:column-width="5.652cm"/>
    </style:style>
    <style:style style:name="Table2.C" style:family="table-column">
      <style:table-column-properties style:column-width="5.69cm"/>
    </style:style>
    <style:style style:name="Table2.1" style:family="table-row">
      <style:table-row-properties style:min-row-height="0.423cm" fo:keep-together="auto"/>
    </style:style>
    <style:style style:name="Table2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2.C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2.2" style:family="table-row">
      <style:table-row-properties style:min-row-height="1.693cm" fo:keep-together="auto"/>
    </style:style>
    <style:style style:name="Table2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2.C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3" style:family="table">
      <style:table-properties style:width="16.99cm" fo:margin-left="0cm" fo:margin-top="0cm" fo:margin-bottom="0cm" table:align="left"/>
    </style:style>
    <style:style style:name="Table3.A" style:family="table-column">
      <style:table-column-properties style:column-width="2.401cm"/>
    </style:style>
    <style:style style:name="Table3.B" style:family="table-column">
      <style:table-column-properties style:column-width="14.589cm"/>
    </style:style>
    <style:style style:name="Table3.1" style:family="table-row">
      <style:table-row-properties style:min-row-height="0.423cm" fo:keep-together="auto"/>
    </style:style>
    <style:style style:name="Table3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3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4" style:family="table">
      <style:table-properties style:width="16.99cm" fo:margin-left="0cm" fo:margin-top="0cm" fo:margin-bottom="0cm" table:align="left"/>
    </style:style>
    <style:style style:name="Table4.A" style:family="table-column">
      <style:table-column-properties style:column-width="14.647cm"/>
    </style:style>
    <style:style style:name="Table4.B" style:family="table-column">
      <style:table-column-properties style:column-width="2.342cm"/>
    </style:style>
    <style:style style:name="Table4.1" style:family="table-row">
      <style:table-row-properties style:min-row-height="0.423cm" fo:keep-together="auto"/>
    </style:style>
    <style:style style:name="Table4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4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4.3" style:family="table-row">
      <style:table-row-properties style:min-row-height="0.847cm" fo:keep-together="auto"/>
    </style:style>
    <style:style style:name="Table4.A10" style:family="table-cell">
      <style:table-cell-properties fo:background-color="#d9eaca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0" style:family="table-cell">
      <style:table-cell-properties fo:background-color="#d9eaca" fo:padding-left="0.206cm" fo:padding-right="0.191cm" fo:padding-top="0cm" fo:padding-bottom="0cm" fo:border="1pt solid #000000">
        <style:background-image/>
      </style:table-cell-properties>
    </style:style>
    <style:style style:name="Table5" style:family="table">
      <style:table-properties style:width="16.981cm" fo:margin-left="0cm" fo:margin-top="0cm" fo:margin-bottom="0cm" table:align="left"/>
    </style:style>
    <style:style style:name="Table5.A" style:family="table-column">
      <style:table-column-properties style:column-width="4.516cm"/>
    </style:style>
    <style:style style:name="Table5.B" style:family="table-column">
      <style:table-column-properties style:column-width="2.223cm"/>
    </style:style>
    <style:style style:name="Table5.C" style:family="table-column">
      <style:table-column-properties style:column-width="10.243cm"/>
    </style:style>
    <style:style style:name="Table5.1" style:family="table-row">
      <style:table-row-properties style:min-row-height="0.423cm" fo:keep-together="auto"/>
    </style:style>
    <style:style style:name="Table5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C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5.2" style:family="table-row">
      <style:table-row-properties style:min-row-height="0.847cm" fo:keep-together="auto"/>
    </style:style>
    <style:style style:name="Table5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C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6" style:family="table">
      <style:table-properties style:width="16.99cm" fo:margin-left="0cm" fo:margin-top="0cm" fo:margin-bottom="0cm" table:align="left"/>
    </style:style>
    <style:style style:name="Table6.A" style:family="table-column">
      <style:table-column-properties style:column-width="1.298cm"/>
    </style:style>
    <style:style style:name="Table6.B" style:family="table-column">
      <style:table-column-properties style:column-width="15.692cm"/>
    </style:style>
    <style:style style:name="Table6.1" style:family="table-row">
      <style:table-row-properties style:min-row-height="0.423cm" fo:keep-together="auto"/>
    </style:style>
    <style:style style:name="Table6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6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6.3" style:family="table-row">
      <style:table-row-properties style:min-row-height="0.847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style:font-name-asian="Helvetica Neue1" style:font-size-asian="10pt" style:font-style-asian="normal" style:font-name-complex="Helvetica Neue1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italic" style:text-underline-style="none" fo:font-weight="normal" style:font-name-asian="Helvetica Neue1" style:font-size-asian="12pt" style:font-style-asian="italic" style:font-weight-asian="normal" style:font-name-complex="Helvetica Neue1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80808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Helvetica Neue" fo:font-size="10pt" style:font-name-asian="Helvetica Neue1" style:font-size-asian="10pt" style:font-name-complex="Helvetica Neue1" style:font-size-complex="10pt"/>
    </style:style>
    <style:style style:name="P13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</style:style>
    <style:style style:name="P14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15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17" style:family="paragraph" style:parent-style-name="Standard">
      <style:text-properties style:font-name="Helvetica Neue" style:font-name-asian="Helvetica Neue1" style:font-name-complex="Helvetica Neue1"/>
    </style:style>
    <style:style style:name="P18" style:family="paragraph" style:parent-style-name="Standard">
      <style:paragraph-properties fo:text-align="center" style:justify-single-word="false"/>
      <style:text-properties style:font-name="Helvetica Neue" style:font-name-asian="Helvetica Neue1" style:font-name-complex="Helvetica Neue1"/>
    </style:style>
    <style:style style:name="P19" style:family="paragraph" style:parent-style-name="Standard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0" style:family="paragraph" style:parent-style-name="Heading_20_2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21" style:family="paragraph" style:parent-style-name="Heading_20_2">
      <style:paragraph-properties>
        <style:tab-stops>
          <style:tab-stop style:position="8.498cm" style:type="center"/>
          <style:tab-stop style:position="16.999cm" style:type="right"/>
        </style:tab-stops>
      </style:paragraph-properties>
      <style:text-properties style:text-position="0% 100%" fo:font-size="12pt" style:font-size-asian="12pt" style:font-size-complex="12pt"/>
    </style:style>
    <style:style style:name="P22" style:family="paragraph" style:parent-style-name="Heading_20_1" style:master-page-name="Standard">
      <style:paragraph-properties fo:margin-top="0.847cm" fo:margin-bottom="0.212cm" style:contextual-spacing="false" fo:line-height="100%" style:page-number="1"/>
    </style:style>
    <style:style style:name="P23" style:family="paragraph" style:parent-style-name="Standard" style:master-page-name="Converted1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4" style:family="paragraph" style:parent-style-name="Standard" style:master-page-name="Converted2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keep-with-next="auto"/>
    </style:style>
    <style:style style:name="P25" style:family="paragraph" style:parent-style-name="Standard" style:list-style-name="WWNum6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6" style:family="paragraph" style:parent-style-name="Standard" style:list-style-name="WWNum6">
      <style:paragraph-properties fo:margin-left="1.27cm" fo:margin-right="0cm" fo:text-indent="-0.635cm" style:auto-text-indent="false"/>
      <style:text-properties style:font-name="Helvetica Neue" fo:font-size="10pt" fo:font-style="italic" officeooo:paragraph-rsid="0016b4c6" style:font-name-asian="Helvetica Neue1" style:font-size-asian="10pt" style:font-style-asian="italic" style:font-name-complex="Helvetica Neue1" style:font-size-complex="10pt"/>
    </style:style>
    <style:style style:name="P27" style:family="paragraph" style:parent-style-name="Standard" style:list-style-name="WWNum1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8" style:family="paragraph" style:parent-style-name="Standard" style:list-style-name="WWNum5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9" style:family="paragraph" style:parent-style-name="Standard" style:list-style-name="WWNum4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30" style:family="paragraph" style:parent-style-name="Standard" style:list-style-name="WWNum2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31" style:family="paragraph" style:parent-style-name="Standard" style:list-style-name="WWNum3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super 58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4" style:family="text">
      <style:text-properties fo:font-variant="normal" fo:text-transform="none" fo:color="#000099" loext:opacity="100%" style:text-line-through-style="none" style:text-line-through-type="none" style:text-position="0% 100%" style:font-name="Helvetica Neue" fo:font-size="10pt" fo:font-style="normal" style:text-underline-style="solid" style:text-underline-width="auto" style:text-underline-color="font-color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5" style:family="text">
      <style:text-properties style:font-name="Helvetica Neue" style:font-name-asian="Helvetica Neue1" style:font-name-complex="Helvetica Neue1"/>
    </style:style>
    <style:style style:name="T6" style:family="text">
      <style:text-properties style:text-position="0% 100%" fo:font-size="18pt" style:font-size-asian="18pt" style:font-size-complex="18pt"/>
    </style:style>
    <style:style style:name="T7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gjdgxs"/>Análisis heurístico</text:p>
      <text:p text:style-name="P13"><text:span text:style-name="T1">A continuación se presenta el informe del análisis heurístico realizado sobre el sitio </text:span><text:span text:style-name="T5">SANA </text:span><text:span text:style-name="T1">con fecha </text:span><text:span text:style-name="T5">11</text:span><text:span text:style-name="T1">/</text:span><text:span text:style-name="T5">06</text:span><text:span text:style-name="T1">/</text:span><text:span text:style-name="T5">2021</text:span></text:p>
      <text:p text:style-name="P21"><text:bookmark text:name="_30j0zll"/>Datos del análisi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Fecha</text:p>
          </table:table-cell>
          <table:table-cell table:style-name="Table1.B1" office:value-type="string">
            <text:p text:style-name="P9">11/06/2021</text:p>
          </table:table-cell>
        </table:table-row>
        <table:table-row table:style-name="Table1.1">
          <table:table-cell table:style-name="Table1.A1" office:value-type="string">
            <text:p text:style-name="Standard">Tipo de conexión</text:p>
          </table:table-cell>
          <table:table-cell table:style-name="Table1.B1" office:value-type="string">
            <text:p text:style-name="P17">Fibra (30 Mbps)</text:p>
          </table:table-cell>
        </table:table-row>
        <table:table-row table:style-name="Table1.1">
          <table:table-cell table:style-name="Table1.A1" office:value-type="string">
            <text:p text:style-name="Standard">Plataforma</text:p>
          </table:table-cell>
          <table:table-cell table:style-name="Table1.B1" office:value-type="string">
            <text:p text:style-name="P17">Linux (Ubuntu 20.04)</text:p>
          </table:table-cell>
        </table:table-row>
        <table:table-row table:style-name="Table1.1">
          <table:table-cell table:style-name="Table1.A1" office:value-type="string">
            <text:p text:style-name="Standard">Agente de usuario</text:p>
          </table:table-cell>
          <table:table-cell table:style-name="Table1.B1" office:value-type="string">
            <text:p text:style-name="P17">Navegador de escritorio (Firefox 89.0)</text:p>
          </table:table-cell>
        </table:table-row>
        <table:table-row table:style-name="Table1.1">
          <table:table-cell table:style-name="Table1.A1" office:value-type="string">
            <text:p text:style-name="Standard">Tareas</text:p>
          </table:table-cell>
          <table:table-cell table:style-name="Table1.B1" office:value-type="string">
            <text:list xml:id="list302640266" text:style-name="WWNum6">
              <text:list-item>
                <text:p text:style-name="P26">Registrarse.</text:p>
              </text:list-item>
              <text:list-item>
                <text:p text:style-name="P26">Iniciar sesión.</text:p>
              </text:list-item>
              <text:list-item>
                <text:p text:style-name="P26">Buscar el área.</text:p>
              </text:list-item>
              <text:list-item>
                <text:p text:style-name="P26">Buscar el horario.</text:p>
              </text:list-item>
              <text:list-item>
                <text:p text:style-name="P26">Ver reservas.</text:p>
              </text:list-item>
              <text:list-item>
                <text:p text:style-name="P26">Ver servicios.</text:p>
              </text:list-item>
              <text:list-item>
                <text:p text:style-name="P26">Crear una reserva.</text:p>
              </text:list-item>
              <text:list-item>
                <text:p text:style-name="P26">Crear un servicio.</text:p>
              </text:list-item>
              <text:list-item>
                <text:p text:style-name="P26">Cerrar sesión.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Standard">Pantallas</text:p>
          </table:table-cell>
          <table:table-cell table:style-name="Table1.B1" office:value-type="string">
            <text:list xml:id="list722847420" text:style-name="WWNum1">
              <text:list-item>
                <text:p text:style-name="P27">Inicio.</text:p>
              </text:list-item>
              <text:list-item>
                <text:p text:style-name="P27">Registrarse.</text:p>
              </text:list-item>
              <text:list-item>
                <text:p text:style-name="P27">Inicio de sesión.</text:p>
              </text:list-item>
              <text:list-item>
                <text:p text:style-name="P27">Listado de municipios.</text:p>
              </text:list-item>
              <text:list-item>
                <text:p text:style-name="P27">Listado de áreas.</text:p>
              </text:list-item>
              <text:list-item>
                <text:p text:style-name="P27">Listado servicios.</text:p>
              </text:list-item>
              <text:list-item>
                <text:p text:style-name="P27">Listado de reservas.</text:p>
              </text:list-item>
              <text:list-item>
                <text:p text:style-name="P27">Crear reserva.</text:p>
              </text:list-item>
              <text:list-item>
                <text:p text:style-name="P27">Crear servicio.</text:p>
              </text:list-item>
              <text:list-item>
                <text:p text:style-name="P27">Confirmación.</text:p>
              </text:list-item>
            </text:list>
          </table:table-cell>
        </table:table-row>
      </table:table>
      <text:p text:style-name="P21"><text:bookmark text:name="_1fob9te"/>Objetivo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Objetivo</text:p>
          </table:table-cell>
          <table:table-cell table:style-name="Table2.A1" office:value-type="string">
            <text:p text:style-name="Standard">Tarea</text:p>
          </table:table-cell>
          <table:table-cell table:style-name="Table2.C1" office:value-type="string">
            <text:p text:style-name="Standard">Pantalla</text:p>
          </table:table-cell>
        </table:table-row>
        <table:table-row table:style-name="Table2.2">
          <table:table-cell table:style-name="Table2.A2" office:value-type="string">
            <text:p text:style-name="P19">Crear una reserva.</text:p>
          </table:table-cell>
          <table:table-cell table:style-name="Table2.A2" office:value-type="string">
            <text:list xml:id="list1895857492" text:style-name="WWNum5">
              <text:list-item>
                <text:p text:style-name="P28">Registrarse.</text:p>
              </text:list-item>
              <text:list-item>
                <text:p text:style-name="P28">Buscar el área.</text:p>
              </text:list-item>
              <text:list-item>
                <text:p text:style-name="P28">Buscar el horario.</text:p>
              </text:list-item>
              <text:list-item>
                <text:p text:style-name="P28">Crear una reserva.</text:p>
              </text:list-item>
              <text:list-item>
                <text:p text:style-name="P28">Cerrar sesión.</text:p>
              </text:list-item>
            </text:list>
          </table:table-cell>
          <table:table-cell table:style-name="Table2.C2" office:value-type="string">
            <text:list xml:id="list184606528424191" text:continue-numbering="true" text:style-name="WWNum5">
              <text:list-item>
                <text:p text:style-name="P28">Inicio.</text:p>
              </text:list-item>
              <text:list-item>
                <text:p text:style-name="P28">Registrarse.</text:p>
              </text:list-item>
              <text:list-item>
                <text:p text:style-name="P28">Listado de municipios.</text:p>
              </text:list-item>
              <text:list-item>
                <text:p text:style-name="P28">Listado de áreas.</text:p>
              </text:list-item>
              <text:list-item>
                <text:p text:style-name="P28">Crear reserva.</text:p>
              </text:list-item>
              <text:list-item>
                <text:p text:style-name="P28">Confirmación.</text:p>
              </text:list-item>
              <text:list-item>
                <text:p text:style-name="P28">Cerrar sesión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9">Ver reservas.</text:p>
          </table:table-cell>
          <table:table-cell table:style-name="Table2.A2" office:value-type="string">
            <text:list xml:id="list1996539373" text:style-name="WWNum4">
              <text:list-item>
                <text:p text:style-name="P29">Iniciar sesión.</text:p>
              </text:list-item>
              <text:list-item>
                <text:p text:style-name="P29">Ver reservas.</text:p>
              </text:list-item>
              <text:list-item>
                <text:p text:style-name="P29">Cerrar sesión.</text:p>
              </text:list-item>
            </text:list>
          </table:table-cell>
          <table:table-cell table:style-name="Table2.C2" office:value-type="string">
            <text:list xml:id="list184606917549884" text:continue-numbering="true" text:style-name="WWNum4">
              <text:list-item>
                <text:p text:style-name="P29">Inicio.</text:p>
              </text:list-item>
              <text:list-item>
                <text:p text:style-name="P29">Inicio de sesión.</text:p>
              </text:list-item>
              <text:list-item>
                <text:p text:style-name="P29">Listado de reservas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9">Ver servicios.</text:p>
          </table:table-cell>
          <table:table-cell table:style-name="Table2.A2" office:value-type="string">
            <text:list xml:id="list3482150786" text:style-name="WWNum2">
              <text:list-item>
                <text:p text:style-name="P30">Buscar el área.</text:p>
              </text:list-item>
              <text:list-item>
                <text:p text:style-name="P30">Buscar el horario.</text:p>
              </text:list-item>
              <text:list-item>
                <text:p text:style-name="P30">Ver servicios.</text:p>
              </text:list-item>
            </text:list>
          </table:table-cell>
          <table:table-cell table:style-name="Table2.C2" office:value-type="string">
            <text:list xml:id="list184607730741707" text:continue-numbering="true" text:style-name="WWNum2">
              <text:list-item>
                <text:p text:style-name="P30">Inicio.</text:p>
              </text:list-item>
              <text:list-item>
                <text:p text:style-name="P30">Listado de municipios.</text:p>
              </text:list-item>
              <text:list-item>
                <text:p text:style-name="P30">Listado de áreas.</text:p>
              </text:list-item>
              <text:list-item>
                <text:p text:style-name="P30">Listado servicios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9">Crear un servicio.</text:p>
          </table:table-cell>
          <table:table-cell table:style-name="Table2.A2" office:value-type="string">
            <text:list xml:id="list1907563357" text:style-name="WWNum3">
              <text:list-item>
                <text:p text:style-name="P31">Iniciar sesión.</text:p>
              </text:list-item>
              <text:list-item>
                <text:p text:style-name="P31">Buscar el área.</text:p>
              </text:list-item>
              <text:list-item>
                <text:p text:style-name="P31">Crear un servicio.</text:p>
              </text:list-item>
              <text:list-item>
                <text:p text:style-name="P31">Cerrar sesión.</text:p>
              </text:list-item>
            </text:list>
          </table:table-cell>
          <table:table-cell table:style-name="Table2.C2" office:value-type="string">
            <text:list xml:id="list184606652706941" text:continue-numbering="true" text:style-name="WWNum3">
              <text:list-item>
                <text:p text:style-name="P31">Inicio.</text:p>
              </text:list-item>
              <text:list-item>
                <text:p text:style-name="P31">Iniciar sesión.</text:p>
              </text:list-item>
              <text:list-item>
                <text:p text:style-name="P31">Listado áreas.</text:p>
              </text:list-item>
              <text:list-item>
                <text:p text:style-name="P31">Listado servicios.</text:p>
              </text:list-item>
              <text:list-item>
                <text:p text:style-name="P31">Crear servicio.</text:p>
              </text:list-item>
              <text:list-item>
                <text:p text:style-name="P31">Cerrar sesión.</text:p>
              </text:list-item>
            </text:list>
          </table:table-cell>
        </table:table-row>
      </table:table>
      <text:p text:style-name="P21"><text:bookmark text:name="_3znysh7"/><text:soft-page-break/>Mediciones</text:p>
      <text:p text:style-name="P13"><text:span text:style-name="T1">Las mediciones que dan valor a los heurísticos siguen el siguiente patrón</text:span><text:span text:style-name="T3"><text:note text:id="ftn1" text:note-class="footnote"><text:note-citation>1</text:note-citation><text:note-body><text:p text:style-name="P23"><text:tab/> Cuando el heurístico no sea de aplicación se notará con un espacio en blanco, computando como nulo su valor de tal modo que no afecte al promedio</text:p></text:note-body></text:note></text:span><text:span text:style-name="T1">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Valor</text:p>
          </table:table-cell>
          <table:table-cell table:style-name="Table3.B1" office:value-type="string">
            <text:p text:style-name="Standard">Observaciones</text:p>
          </table:table-cell>
        </table:table-row>
        <table:table-row table:style-name="Table3.1">
          <table:table-cell table:style-name="Table3.A2" office:value-type="string">
            <text:p text:style-name="P2">1</text:p>
          </table:table-cell>
          <table:table-cell table:style-name="Table3.B2" office:value-type="string">
            <text:p text:style-name="P1">Se da la mínima expresión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2</text:p>
          </table:table-cell>
          <table:table-cell table:style-name="Table3.B2" office:value-type="string">
            <text:p text:style-name="P1">Se da una expresión baj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3</text:p>
          </table:table-cell>
          <table:table-cell table:style-name="Table3.B2" office:value-type="string">
            <text:p text:style-name="P1">Se da una expresión medi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4</text:p>
          </table:table-cell>
          <table:table-cell table:style-name="Table3.B2" office:value-type="string">
            <text:p text:style-name="P1">Se da una expresión alt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5</text:p>
          </table:table-cell>
          <table:table-cell table:style-name="Table3.B2" office:value-type="string">
            <text:p text:style-name="P1">Se da la máxima expresión del heurístico en las páginas evaluadas</text:p>
          </table:table-cell>
        </table:table-row>
      </table:table>
      <text:p text:style-name="P14"/>
      <text:p text:style-name="P14"/>
      <text:p text:style-name="P20"><text:bookmark text:name="_2et92p0"/><text:span text:style-name="T6">Heurísticos generales</text:span><text:span text:style-name="T7"><text:note text:id="ftn2" text:note-class="footnote"><text:note-citation>2</text:note-citation><text:note-body><text:p text:style-name="P24"><text:span text:style-name="T2"><text:tab/> Basados en Guía de Evaluación Heurística de Sitios Web (</text:span><text:a xlink:type="simple" xlink:href="http://www.nosolousabilidad.com/articulos/heuristica.htm" text:style-name="Internet_20_link" text:visited-style-name="Visited_20_Internet_20_Link"><text:span text:style-name="T4">http://www.nosolousabilidad.com/articulos/heuristica.htm</text:span></text:a><text:span text:style-name="T2">) de Yusef Hassan Montero</text:span></text:p></text:note-body></text:note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Generales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Cuáles son los objetivos del sitio web? ¿Son concretos y bien deﬁnidos? <text:s/></text:p>
            <text:p text:style-name="P1">¿Los contenidos y servicios que ofrece se corresponden con esos objetivo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¿Tiene una URL correcta, clara y fácil de recordar? ¿Y las URL de sus páginas internas? ¿Son claras y permanentes?</text:p>
          </table:table-cell>
          <table:table-cell table:style-name="Table4.B2" office:value-type="string">
            <text:p text:style-name="P9">4</text:p>
          </table:table-cell>
        </table:table-row>
        <table:table-row table:style-name="Table4.3">
          <table:table-cell table:style-name="Table4.A2" office:value-type="string">
            <text:p text:style-name="P1">¿Muestra de forma precisa y completa qué contenidos o servicios ofrece realmente el sitio web?</text:p>
          </table:table-cell>
          <table:table-cell table:style-name="Table4.B2" office:value-type="string">
            <text:p text:style-name="P9">4</text:p>
          </table:table-cell>
        </table:table-row>
        <table:table-row table:style-name="Table4.1">
          <table:table-cell table:style-name="Table4.A2" office:value-type="string">
            <text:p text:style-name="P1">¿La estructura general del sitio web está orientada al usuario?</text:p>
          </table:table-cell>
          <table:table-cell table:style-name="Table4.B2" office:value-type="string">
            <text:p text:style-name="P9">4</text:p>
          </table:table-cell>
        </table:table-row>
        <table:table-row table:style-name="Table4.3">
          <table:table-cell table:style-name="Table4.A2" office:value-type="string">
            <text:p text:style-name="P1">¿El look &amp; feel general se corresponde con los objetivos, características, contenidos y servicios del sitio web?</text:p>
          </table:table-cell>
          <table:table-cell table:style-name="Table4.B2" office:value-type="string">
            <text:p text:style-name="P9">4</text:p>
          </table:table-cell>
        </table:table-row>
        <table:table-row table:style-name="Table4.1">
          <table:table-cell table:style-name="Table4.A2" office:value-type="string">
            <text:p text:style-name="P1">¿Es coherente el diseño general del sitio web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Es reconocible el diseño general del sitio web?</text:p>
          </table:table-cell>
          <table:table-cell table:style-name="Table4.B2" office:value-type="string">
            <text:p text:style-name="P9">4</text:p>
          </table:table-cell>
        </table:table-row>
        <table:table-row table:style-name="Table4.1">
          <table:table-cell table:style-name="Table4.A2" office:value-type="string">
            <text:p text:style-name="P1">¿El sitio web se actualiza periódicamente? ¿Indica cuándo se actualiza?</text:p>
          </table:table-cell>
          <table:table-cell table:style-name="Table4.B2" office:value-type="string">
            <text:p text:style-name="P9">4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4.3</text:p>
          </table:table-cell>
        </table:table-row>
        <table:table-row table:style-name="Table4.1">
          <table:table-cell table:style-name="Table4.A1" office:value-type="string">
            <text:p text:style-name="Standard">Identidad e inform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Se muestra claramente la identidad de la empresa-sitio a través de todas las página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El logotipo, ¿es signiﬁcativo, identiﬁcable y suﬁcientemente visible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El eslogan o tagline, ¿expresa realmente qué es la empresa y qué servicios ofrece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ofrece algún enlace con información sobre la empresa, sitio web, 'webmaster',...?</text:p>
          </table:table-cell>
          <table:table-cell table:style-name="Table4.B2" office:value-type="string">
            <text:p text:style-name="P9">1</text:p>
          </table:table-cell>
        </table:table-row>
        <table:table-row table:style-name="Table4.1">
          <table:table-cell table:style-name="Table4.A2" office:value-type="string">
            <text:p text:style-name="P1">¿Se proporciona mecanismos para ponerse en contacto con la empresa?</text:p>
          </table:table-cell>
          <table:table-cell table:style-name="Table4.B2" office:value-type="string">
            <text:p text:style-name="P9">1</text:p>
          </table:table-cell>
        </table:table-row>
        <table:table-row table:style-name="Table4.3">
          <table:table-cell table:style-name="Table4.A2" office:value-type="string">
            <text:p text:style-name="P1">¿Se proporciona información sobre la protección de datos de carácter personal de los clientes o los derechos de autor de los contenidos del sitio web?</text:p>
          </table:table-cell>
          <table:table-cell table:style-name="Table4.B2" office:value-type="string">
            <text:p text:style-name="P9">1</text:p>
          </table:table-cell>
        </table:table-row>
        <table:table-row table:style-name="Table4.3">
          <table:table-cell table:style-name="Table4.A2" office:value-type="string">
            <text:p text:style-name="P1">En artículos, noticias, informes...¿se muestra claramente información sobre el autor, fuentes y fechas de creación y revisión del documento?</text:p>
          </table:table-cell>
          <table:table-cell table:style-name="Table4.B2" office:value-type="string">
            <text:p text:style-name="P9">3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3</text:p>
          </table:table-cell>
        </table:table-row>
        <table:table-row table:style-name="Table4.1">
          <table:table-cell table:style-name="Table4.A1" office:value-type="string">
            <text:p text:style-name="Standard">Lenguaje y redac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El sitio web habla el mismo lenguaje que sus usuario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Emplea un lenguaje claro y concis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Es amigable, familiar y cercan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1 párrafo = 1 ide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5</text:p>
          </table:table-cell>
        </table:table-row>
        <text:soft-page-break/>
        <table:table-row table:style-name="Table4.1">
          <table:table-cell table:style-name="Table4.A1" office:value-type="string">
            <text:p text:style-name="Standard">Rotulado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Los rótulos, ¿son signiﬁcativo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Usa rótulos estándar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Usa un único sistema de organización, bien deﬁnido y clar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Utiliza un sistema de rotulado controlado y precis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El título de las páginas, ¿es correcto? ¿ha sido planiﬁcad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5</text:p>
          </table:table-cell>
        </table:table-row>
        <table:table-row table:style-name="Table4.1">
          <table:table-cell table:style-name="Table4.A1" office:value-type="string">
            <text:p text:style-name="Standard">Estructura y naveg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La estructura de organización y navegación, ¿es la más adecuada?</text:p>
          </table:table-cell>
          <table:table-cell table:style-name="Table4.B2" office:value-type="string">
            <text:p text:style-name="P9">4</text:p>
          </table:table-cell>
        </table:table-row>
        <table:table-row table:style-name="Table4.1">
          <table:table-cell table:style-name="Table4.A2" office:value-type="string">
            <text:p text:style-name="P1">En el caso de estructura jerárquica, ¿mantiene un equilibrio entre profundidad y anchur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En el caso de ser puramente hipertextual, ¿están todos los nodos comunicado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¿Los enlaces son fácilmente reconocibles como tales? ¿Su caracterización indica su estado (visitados, activos,...)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En menús de navegación, ¿se ha controlado el número de elementos y de términos por elemento para no producir sobrecarga memorístic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Es predecible la respuesta del sistema antes de hacer clic sobre el enlace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ha controlado que no haya enlaces que no llevan a ningún siti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¿Existen elementos de navegación que orienten al usuario acerca de dónde está y cómo deshacer su navegación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Las imágenes enlace, ¿se reconocen como clicables? ¿incluyen un atributo 'title' describiendo la página de destino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2" office:value-type="string">
            <text:p text:style-name="P1">¿Se ha evitado la redundancia de enlace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ha controlado que no haya páginas "huérfanas"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4.9</text:p>
          </table:table-cell>
        </table:table-row>
        <table:table-row table:style-name="Table4.1">
          <table:table-cell table:style-name="Table4.A1" office:value-type="string">
            <text:p text:style-name="Standard">Layout de la págin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">¿Se aprovechan las zonas de alta jerarquía informativa de la página para contenidos de mayor relevanci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ha evitado la sobrecarga informativ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Es una interfaz limpia, sin ruido visual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¿Existen zonas en "blanco" entre los objetos informativos de la página para poder descansar la vist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hace un uso correcto del espacio visual de la págin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¿Se utiliza correctamente la jerarquía visual para expresar las relaciones del tipo "parte de" entre los elementos de la págin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ha controlado la longitud de págin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5</text:p>
          </table:table-cell>
        </table:table-row>
        <table:table-row table:style-name="Table4.1">
          <table:table-cell table:style-name="Table4.A1" office:value-type="string">
            <text:p text:style-name="Standard">Búsqueda (en caso de ser necesaria)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Se encuentra fácilmente accesible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2" office:value-type="string">
            <text:p text:style-name="P1">¿Es fácilmente reconocible como tal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2" office:value-type="string">
            <text:p text:style-name="P1">¿Permite la búsqueda avanzada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2" office:value-type="string">
            <text:p text:style-name="P1">¿Muestra los resultados de la búsqueda de forma comprensible para el usuario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2" office:value-type="string">
            <text:p text:style-name="P1">¿La caja de texto es lo suﬁcientemente ancha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2" office:value-type="string">
            <text:p text:style-name="P1">¿Asiste al usuario en caso de no poder ofrecer resultados para una consultada dada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-</text:p>
          </table:table-cell>
        </table:table-row>
        <table:table-row table:style-name="Table4.1">
          <table:table-cell table:style-name="Table4.A1" office:value-type="string">
            <text:p text:style-name="Standard">Elementos multimedi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">¿Las fotografías están bien recortadas? ¿son comprensibles? ¿se ha cuidado su resolución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Las metáforas visuales son reconocibles y comprensibles por cualquier usuari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El uso de imágenes o animaciones proporciona algún tipo de valor añadido?</text:p>
          </table:table-cell>
          <table:table-cell table:style-name="Table4.B2" office:value-type="string">
            <text:p text:style-name="P9">5</text:p>
          </table:table-cell>
        </table:table-row>
        <text:soft-page-break/>
        <table:table-row table:style-name="Table4.1">
          <table:table-cell table:style-name="Table4.A2" office:value-type="string">
            <text:p text:style-name="P1">¿Se ha evitado el uso de animaciones cíclica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5</text:p>
          </table:table-cell>
        </table:table-row>
        <table:table-row table:style-name="Table4.1">
          <table:table-cell table:style-name="Table4.A1" office:value-type="string">
            <text:p text:style-name="Standard">Ayud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Si posee una sección de ayuda, ¿Es verdaderamente necesaria?</text:p>
          </table:table-cell>
          <table:table-cell table:style-name="Table4.B2" office:value-type="string">
            <text:p text:style-name="P9">2</text:p>
          </table:table-cell>
        </table:table-row>
        <table:table-row table:style-name="Table4.1">
          <table:table-cell table:style-name="Table4.A2" office:value-type="string">
            <text:p text:style-name="P1">El enlace a la sección de ayuda, ¿está colocado en una zona visible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2" office:value-type="string">
            <text:p text:style-name="P1">¿Se ofrece ayuda contextual en tareas complejas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3">
          <table:table-cell table:style-name="Table4.A2" office:value-type="string">
            <text:p text:style-name="P1">Si posee FAQs, ¿es correcta tanto la elección como la redacción de las preguntas? ¿y las </text:p>
            <text:p text:style-name="P1">respuestas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2</text:p>
          </table:table-cell>
        </table:table-row>
        <table:table-row table:style-name="Table4.1">
          <table:table-cell table:style-name="Table4.A1" office:value-type="string">
            <text:p text:style-name="Standard">Accesibilidad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">¿El tamaño de fuente se ha deﬁnido de forma relativa, o por lo menos, la fuente es lo suﬁcientemente grande como para no diﬁcultar la legibilidad del text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¿El tipo de fuente, efectos tipográﬁcos, ancho de línea y alineación empleados facilitan la lectur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Existe un alto contraste entre el color de fuente y el fond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Incluyen las imágenes atributos 'alt' que describan su contenido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3">
          <table:table-cell table:style-name="Table4.A2" office:value-type="string">
            <text:p text:style-name="P1">¿Es compatible el sitio web con los diferentes navegadores? ¿se visualiza correctamente con diferentes resoluciones de pantall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¿Puede el usuario disfrutar de todos los contenidos del sitio web sin necesidad de tener que descargar e instalar plugins adicionale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ha controlado el peso de la págin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puede imprimir la página sin problema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5</text:p>
          </table:table-cell>
        </table:table-row>
        <table:table-row table:style-name="Table4.1">
          <table:table-cell table:style-name="Table4.A1" office:value-type="string">
            <text:p text:style-name="Standard">Control y retroaliment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Tiene el usuario todo el control sobre el interfaz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informa constantemente al usuario acerca de lo que está pasand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informa al usuario de lo que ha pasad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Cuando se produce un error, ¿se informa de forma clara y no alarmista al usuario de lo ocurrido y de cómo solucionar el problem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Posee el usuario libertad para actuar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ha controlado el tiempo de respuest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5</text:p>
          </table:table-cell>
        </table:table-row>
      </table:table>
      <text:p text:style-name="P8"/>
      <text:p text:style-name="Heading_20_2"><text:bookmark text:name="_tyjcwt"/>Conclusiones</text:p>
      <text:p text:style-name="P15">A modo de conclusiones podemos ver un mapa de los heurísticos controlados en esta evaluación, agrupados por categoría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Heurísticos</text:p>
          </table:table-cell>
          <table:table-cell table:style-name="Table5.A1" office:value-type="string">
            <text:p text:style-name="Standard">Resultado</text:p>
          </table:table-cell>
          <table:table-cell table:style-name="Table5.C1" office:value-type="string">
            <text:p text:style-name="Standard">Observaciones</text:p>
          </table:table-cell>
        </table:table-row>
        <table:table-row table:style-name="Table5.2">
          <table:table-cell table:style-name="Table5.A2" office:value-type="string">
            <text:p text:style-name="P1">Generales</text:p>
          </table:table-cell>
          <table:table-cell table:style-name="Table5.A2" office:value-type="string">
            <text:p text:style-name="P18">4.3</text:p>
          </table:table-cell>
          <table:table-cell table:style-name="Table5.C2" office:value-type="string">
            <text:p text:style-name="P19">Las URLs son sencillas y fáciles de entender una vez conoces cómo funcionan.</text:p>
          </table:table-cell>
        </table:table-row>
        <table:table-row table:style-name="Table5.1">
          <table:table-cell table:style-name="Table5.A2" office:value-type="string">
            <text:p text:style-name="P1">Identidad e información</text:p>
          </table:table-cell>
          <table:table-cell table:style-name="Table5.A2" office:value-type="string">
            <text:p text:style-name="P10">3</text:p>
          </table:table-cell>
          <table:table-cell table:style-name="Table5.C2" office:value-type="string">
            <text:p text:style-name="P11">No mostramos información sobre la empresa (aunque tampoco existe).</text:p>
          </table:table-cell>
        </table:table-row>
        <table:table-row table:style-name="Table5.1">
          <table:table-cell table:style-name="Table5.A2" office:value-type="string">
            <text:p text:style-name="P1">Lenguaje y redacción</text:p>
          </table:table-cell>
          <table:table-cell table:style-name="Table5.A2" office:value-type="string">
            <text:p text:style-name="P10">5</text:p>
          </table:table-cell>
          <table:table-cell table:style-name="Table5.C2" office:value-type="string">
            <text:p text:style-name="P6">-</text:p>
          </table:table-cell>
        </table:table-row>
        <table:table-row table:style-name="Table5.1">
          <table:table-cell table:style-name="Table5.A2" office:value-type="string">
            <text:p text:style-name="P1">Rotulado</text:p>
          </table:table-cell>
          <table:table-cell table:style-name="Table5.A2" office:value-type="string">
            <text:p text:style-name="P10">5</text:p>
          </table:table-cell>
          <table:table-cell table:style-name="Table5.C2" office:value-type="string">
            <text:p text:style-name="P5">-</text:p>
          </table:table-cell>
        </table:table-row>
        <table:table-row table:style-name="Table5.1">
          <table:table-cell table:style-name="Table5.A2" office:value-type="string">
            <text:p text:style-name="P1">Estructura y navegación</text:p>
          </table:table-cell>
          <table:table-cell table:style-name="Table5.A2" office:value-type="string">
            <text:p text:style-name="P10">4.9</text:p>
          </table:table-cell>
          <table:table-cell table:style-name="Table5.C2" office:value-type="string">
            <text:p text:style-name="P11">Puesto que no soy un experto, considero que tal vez haya alguna forma de hacerlo mejor, pero, ahora mismo, no la conozco (sino, habríamos tratado de hacerlo de esta forma).</text:p>
          </table:table-cell>
        </table:table-row>
        <table:table-row table:style-name="Table5.1">
          <table:table-cell table:style-name="Table5.A2" office:value-type="string">
            <text:p text:style-name="P1">Layout de la página</text:p>
          </table:table-cell>
          <table:table-cell table:style-name="Table5.A2" office:value-type="string">
            <text:p text:style-name="P10">5</text:p>
          </table:table-cell>
          <table:table-cell table:style-name="Table5.C2" office:value-type="string">
            <text:p text:style-name="P5"/>
          </table:table-cell>
        </table:table-row>
        <text:soft-page-break/>
        <table:table-row table:style-name="Table5.2">
          <table:table-cell table:style-name="Table5.A2" office:value-type="string">
            <text:p text:style-name="P1">Búsqueda (en caso de ser necesaria)</text:p>
          </table:table-cell>
          <table:table-cell table:style-name="Table5.A2" office:value-type="string">
            <text:p text:style-name="P10">-</text:p>
          </table:table-cell>
          <table:table-cell table:style-name="Table5.C2" office:value-type="string">
            <text:p text:style-name="P5">-</text:p>
          </table:table-cell>
        </table:table-row>
        <table:table-row table:style-name="Table5.1">
          <table:table-cell table:style-name="Table5.A2" office:value-type="string">
            <text:p text:style-name="P1">Elementos multimedia</text:p>
          </table:table-cell>
          <table:table-cell table:style-name="Table5.A2" office:value-type="string">
            <text:p text:style-name="P10">5</text:p>
          </table:table-cell>
          <table:table-cell table:style-name="Table5.C2" office:value-type="string">
            <text:p text:style-name="P5">-</text:p>
          </table:table-cell>
        </table:table-row>
        <table:table-row table:style-name="Table5.1">
          <table:table-cell table:style-name="Table5.A2" office:value-type="string">
            <text:p text:style-name="P1">Ayuda</text:p>
          </table:table-cell>
          <table:table-cell table:style-name="Table5.A2" office:value-type="string">
            <text:p text:style-name="P10">2</text:p>
          </table:table-cell>
          <table:table-cell table:style-name="Table5.C2" office:value-type="string">
            <text:p text:style-name="P19">No tenemos sección de ayuda: indicamos en las páginas para los usuarios no expertos la ayuda, bloqueamos las acciones inadecuadas y explicamos en el mensaje de error cómo realizar la acción correctamente.</text:p>
          </table:table-cell>
        </table:table-row>
        <table:table-row table:style-name="Table5.1">
          <table:table-cell table:style-name="Table5.A2" office:value-type="string">
            <text:p text:style-name="P1">Accesibilidad</text:p>
          </table:table-cell>
          <table:table-cell table:style-name="Table5.A2" office:value-type="string">
            <text:p text:style-name="P10">5</text:p>
          </table:table-cell>
          <table:table-cell table:style-name="Table5.C2" office:value-type="string">
            <text:p text:style-name="P16">-</text:p>
          </table:table-cell>
        </table:table-row>
        <table:table-row table:style-name="Table5.2">
          <table:table-cell table:style-name="Table5.A2" office:value-type="string">
            <text:p text:style-name="P1">Control y retroalimentación</text:p>
          </table:table-cell>
          <table:table-cell table:style-name="Table5.A2" office:value-type="string">
            <text:p text:style-name="P10">5</text:p>
          </table:table-cell>
          <table:table-cell table:style-name="Table5.C2" office:value-type="string">
            <text:p text:style-name="P1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3dy6vkm"/>Propuestas de solución</text:p>
      <text:p text:style-name="P15">A continuación se muestran las propuestas de solución para mejorar la usabilidad de la aplicación, siguiendo los resultados obtenidos de la evaluación heurística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#</text:p>
          </table:table-cell>
          <table:table-cell table:style-name="Table6.B1" office:value-type="string">
            <text:p text:style-name="Standard">Propuesta de solución</text:p>
          </table:table-cell>
        </table:table-row>
        <table:table-row table:style-name="Table6.1">
          <table:table-cell table:style-name="Table6.A2" office:value-type="string">
            <text:p text:style-name="P4">1</text:p>
          </table:table-cell>
          <table:table-cell table:style-name="Table6.B2" office:value-type="string">
            <text:p text:style-name="P19">-</text:p>
          </table:table-cell>
        </table:table-row>
        <table:table-row table:style-name="Table6.3">
          <table:table-cell table:style-name="Table6.A2" office:value-type="string">
            <text:p text:style-name="P4">2</text:p>
          </table:table-cell>
          <table:table-cell table:style-name="Table6.B2" office:value-type="string">
            <text:p text:style-name="P19">Poner una sección de información sobre nosotros.</text:p>
          </table:table-cell>
        </table:table-row>
        <table:table-row table:style-name="Table6.1">
          <table:table-cell table:style-name="Table6.A2" office:value-type="string">
            <text:p text:style-name="P4">3</text:p>
          </table:table-cell>
          <table:table-cell table:style-name="Table6.B2" office:value-type="string">
            <text:p text:style-name="P19">Consultar con expertos en el diseño web sobre cómo hacerla mejor.</text:p>
          </table:table-cell>
        </table:table-row>
        <table:table-row table:style-name="Table6.1">
          <table:table-cell table:style-name="Table6.A2" office:value-type="string">
            <text:p text:style-name="P12">4</text:p>
          </table:table-cell>
          <table:table-cell table:style-name="Table6.B2" office:value-type="string">
            <text:p text:style-name="P11">-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Symbols" svg:font-family="'Noto Sans Symbols'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style:font-family-generic="roman" style:font-pitch="variable" fo:font-size="28pt" fo:font-style="normal" style:text-underline-style="none" fo:font-weight="bold" style:font-name-asian="Helvetica Neue1" style:font-family-asian="'Helvetica Neue'" style:font-family-generic-asian="system" style:font-pitch-asian="variable" style:font-size-asian="28pt" style:font-style-asian="normal" style:font-weight-asian="bold" style:font-name-complex="Helvetica Neue1" style:font-family-complex="'Helvetica Neue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style:font-family-generic="roman" style:font-pitch="variable" fo:font-size="12pt" fo:font-style="normal" style:text-underline-style="none" fo:font-weight="bold" style:font-name-asian="Helvetica Neue1" style:font-family-asian="'Helvetica Neue'" style:font-family-generic-asian="system" style:font-pitch-asian="variable" style:font-size-asian="12pt" style:font-style-asian="normal" style:font-weight-asian="bold" style:font-name-complex="Helvetica Neue1" style:font-family-complex="'Helvetica Neue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80808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3.2$Linux_X86_64 LibreOffice_project/12a8e3cbd24a3757385a302d290655d4f3c7ebf1</meta:generator>
    <dc:date>2021-06-13T18:46:05.279764023</dc:date>
    <meta:editing-duration>PT51S</meta:editing-duration>
    <meta:editing-cycles>3</meta:editing-cycles>
    <meta:document-statistic meta:table-count="6" meta:image-count="0" meta:object-count="0" meta:page-count="5" meta:paragraph-count="327" meta:word-count="1503" meta:character-count="8791" meta:non-whitespace-character-count="7662"/>
  </office:meta>
</office:document-meta>
</file>